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582358CA2938E04C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66cm, 0cm, 9.549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2.64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2.82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d700" draw:marker-start-width="0.359cm" draw:marker-end-width="0.359cm" draw:fill="none" draw:textarea-horizontal-align="justify" draw:textarea-vertical-align="middle" draw:auto-grow-height="false" fo:min-height="1.295cm" fo:min-width="12.34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d7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d700" draw:marker-start-width="0.359cm" draw:marker-end-width="0.359cm" draw:fill="none" draw:textarea-horizontal-align="justify" draw:textarea-vertical-align="middle" draw:auto-grow-height="false" fo:min-height="0.406cm" fo:min-width="2.82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9.583cm" fo:min-width="12.7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06cm" fo:min-width="2.82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1.549cm" fo:min-width="12.64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800080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406cm" fo:min-width="2.823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803cm" fo:min-width="12.348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ff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06cm" fo:min-width="2.95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94cm" svg:height="27.56cm" svg:x="0.62cm" svg:y="1cm">
          <draw:image xlink:href="Pictures/10000201000004B0000003582358CA2938E04C8F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13.254cm" svg:height="0.762cm" svg:x="1.716cm" svg:y="3.66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97cm" svg:y1="4.048cm" svg:x2="16.113cm" svg:y2="4.048cm" draw:start-shape="id1" draw:start-glue-point="1" draw:end-shape="id2" draw:end-glue-point="3" svg:d="M14970 4048h1143" svg:viewBox="0 0 1144 1">
          <text:p/>
        </draw:connector>
        <draw:custom-shape draw:style-name="gr4" draw:text-style-name="P2" xml:id="id2" draw:id="id2" draw:layer="layout" svg:width="3.429cm" svg:height="0.762cm" svg:x="16.113cm" svg:y="3.667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2.954cm" svg:height="1.651cm" svg:x="1.889cm" svg:y="4.55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843cm" svg:y1="5.381cm" svg:x2="16.113cm" svg:y2="5.418cm" draw:start-shape="id3" draw:start-glue-point="1" draw:end-shape="id4" draw:end-glue-point="3" svg:d="M14843 5381h635v37h635" svg:viewBox="0 0 1271 38">
          <text:p/>
        </draw:connector>
        <draw:custom-shape draw:style-name="gr7" draw:text-style-name="P2" xml:id="id4" draw:id="id4" draw:layer="layout" svg:width="3.429cm" svg:height="0.762cm" svg:x="16.113cm" svg:y="5.037cm">
          <text:p text:style-name="P1">HeaderBar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13.335cm" svg:height="19.939cm" svg:x="1.762cm" svg:y="3.54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5.097cm" svg:y1="13.509cm" svg:x2="16.113cm" svg:y2="13.827cm" draw:start-shape="id5" draw:start-glue-point="1" draw:end-shape="id6" draw:end-glue-point="3" svg:d="M15097 13509h507v318h509" svg:viewBox="0 0 1017 319">
          <text:p/>
        </draw:connector>
        <draw:custom-shape draw:style-name="gr10" draw:text-style-name="P2" xml:id="id6" draw:id="id6" draw:layer="layout" svg:width="3.429cm" svg:height="0.762cm" svg:x="16.113cm" svg:y="13.446cm">
          <text:p text:style-name="P1">DeckList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13.254cm" svg:height="1.905cm" svg:x="1.716cm" svg:y="21.44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4.97cm" svg:y1="22.399cm" svg:x2="15.986cm" svg:y2="22.336cm" draw:start-shape="id7" draw:start-glue-point="1" draw:end-shape="id8" draw:end-glue-point="3" svg:d="M14970 22399h508v-63h508" svg:viewBox="0 0 1017 64">
          <text:p/>
        </draw:connector>
        <draw:custom-shape draw:style-name="gr13" draw:text-style-name="P2" xml:id="id8" draw:id="id8" draw:layer="layout" svg:width="3.429cm" svg:height="0.762cm" svg:x="15.986cm" svg:y="21.955cm">
          <text:p text:style-name="P1">DeckNav</text:p>
          <draw:enhanced-geometry svg:viewBox="0 0 21600 21600" draw:type="rectangle" draw:enhanced-path="M 0 0 L 21600 0 21600 21600 0 21600 0 0 Z N"/>
        </draw:custom-shape>
        <draw:custom-shape draw:style-name="gr14" draw:text-style-name="P2" xml:id="id9" draw:id="id9" draw:layer="layout" svg:width="12.954cm" svg:height="2.159cm" svg:x="1.889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4.843cm" svg:y1="7.413cm" svg:x2="16.113cm" svg:y2="7.563cm" draw:start-shape="id9" draw:start-glue-point="1" draw:end-shape="id10" draw:end-glue-point="3" svg:d="M14843 7413h635v150h635" svg:viewBox="0 0 1271 151">
          <text:p/>
        </draw:connector>
        <draw:custom-shape draw:style-name="gr16" draw:text-style-name="P2" xml:id="id10" draw:id="id10" draw:layer="layout" svg:width="3.556cm" svg:height="0.762cm" svg:x="16.113cm" svg:y="7.182cm">
          <text:p text:style-name="P1">DeckCard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21:43:11.298084978</dc:date>
    <meta:editing-duration>PT8H57M25S</meta:editing-duration>
    <meta:editing-cycles>5</meta:editing-cycles>
    <meta:generator>LibreOffice/6.4.7.2$Linux_X86_64 LibreOffice_project/40$Build-2</meta:generator>
    <meta:document-statistic meta:object-count="16"/>
  </office:meta>
</office:document-meta>
</file>